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5cm" svg:height="7cm" chart:class="chart:line">
        <chart:title>
          <text:p>Example of legend expansion</text:p>
        </chart:title>
        <chart:legend chart:legend-position="bottom" style:legend-expansion="wide"/>
        <chart:plot-area table:cell-range-address="Sheet1.$A$1:.$D$5" chart:table-number-list="0" svg:x="0.16cm" svg:y="0.928cm" svg:width="4cm" svg:height="5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